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f300" officeooo:paragraph-rsid="001ef300"/>
    </style:style>
    <style:style style:name="P2" style:family="paragraph" style:parent-style-name="Standard">
      <style:text-properties officeooo:rsid="001ef300" officeooo:paragraph-rsid="001f2d3b"/>
    </style:style>
    <style:style style:name="P3" style:family="paragraph" style:parent-style-name="Standard">
      <style:text-properties fo:font-style="italic" fo:font-weight="bold" officeooo:rsid="001ef300" officeooo:paragraph-rsid="001ef300" style:font-style-asian="italic" style:font-weight-asian="bold" style:font-style-complex="italic" style:font-weight-complex="bold"/>
    </style:style>
    <style:style style:name="P4" style:family="paragraph" style:parent-style-name="Standard">
      <style:text-properties officeooo:rsid="001ef300" officeooo:paragraph-rsid="001ef300"/>
    </style:style>
    <style:style style:name="T1" style:family="text">
      <style:text-properties officeooo:rsid="002170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rbecue Burnt Ends</text:p>
      <text:p text:style-name="P3"/>
      <text:p text:style-name="P1">Look for a brisket with a significant fat cap. This recipe takes about 8 hours to prepare. The meat can be brined ahead of time, transferred to a zipper-lock bag, and refrigerated for up to a day. If you don’t have 1/2 cup of juices from the rested brisket, supplement with beef broth.</text:p>
      <text:p text:style-name="P1"/>
      <text:p text:style-name="P1">BRISKET AND RUB</text:p>
      <text:p text:style-name="P1"><text:s text:c="4"/>2 cups plus 1 tablespoon kosher salt</text:p>
      <text:p text:style-name="P1"><text:s text:c="4"/>1/2 cup granulated sugar</text:p>
      <text:p text:style-name="P1"><text:s text:c="4"/>1 (5- to 6-pound) beef brisket, flat cut, untrimmed</text:p>
      <text:p text:style-name="P1"><text:s text:c="4"/>1/4 cup packed brown sugar</text:p>
      <text:p text:style-name="P1"><text:s text:c="4"/>2 tablespoons pepper</text:p>
      <text:p text:style-name="P1"><text:s text:c="4"/>4 cups wood chips</text:p>
      <text:p text:style-name="P1"><text:s text:c="4"/>1 (13 by 9-inch) disposable aluminum roasting pan</text:p>
      <text:p text:style-name="P2"><text:s text:c="4"/></text:p>
      <text:p text:style-name="P2">BARBECUE SAUCE</text:p>
      <text:p text:style-name="P1"><text:s text:c="4"/>3/4 cup ketchup</text:p>
      <text:p text:style-name="P1"><text:s text:c="4"/>1/4 cup packed brown sugar</text:p>
      <text:p text:style-name="P1"><text:s text:c="4"/>2 tablespoons cider vinegar</text:p>
      <text:p text:style-name="P1"><text:s text:c="4"/>2 tablespoons Worcestershire sauce</text:p>
      <text:p text:style-name="P1"><text:s text:c="4"/>2 teaspoons granulated garlic</text:p>
      <text:p text:style-name="P1"><text:s text:c="4"/>1/4 teaspoon cayenne pepper</text:p>
      <text:p text:style-name="P1"><text:s text:c="4"/><text:span text:style-name="T1">1 can beef broth</text:span></text:p>
      <text:p text:style-name="P1"/>
      <text:p text:style-name="P1"><text:s text:c="4"/>1. FOR THE BRISKET AND RUB: Dissolve 2 cups salt and granulated sugar in 4 quarts cold water in large container. Slice brisket with grain into 1 1/2-inch-thick strips. Add brisket strips to brine, cover, and refrigerate for 2 hours. Remove brisket from brine and pat dry with paper towels.</text:p>
      <text:p text:style-name="P1"/>
      <text:p text:style-name="P1"><text:s text:c="4"/>2. Combine brown sugar, pepper, and remaining 1 tablespoon salt in bowl. Season brisket all over with rub. Just before grilling, soak wood chips in water for 15 minutes, then drain. Using 2 large pieces of heavy-duty aluminum foil, wrap soaked chips in 2 foil packets and cut several vent holes in tops.</text:p>
      <text:p text:style-name="P1"/>
      <text:p text:style-name="P1"><text:s text:c="4"/>3. FOR A CHARCOAL GRILL: Open bottom vent halfway and place disposable pan filled with 2 quarts water on 1 side of grill, with long side of pan facing center of grill. Arrange 3 quarts unlit charcoal briquettes on opposite side of grill and place 1 wood chip packet on coals. Light large chimney starter halfway filled with charcoal briquettes (3 quarts). When top coals are partially covered with ash, pour evenly over unlit coals and wood chip packet. Place remaining wood chip packet on lit coals. Set cooking grate in place, cover, and open lid vent halfway. Heat grill until hot and wood chips are smoking, about 5 minutes.</text:p>
      <text:p text:style-name="P1"/>
      <text:p text:style-name="P1"><text:s text:c="4"/>4. Clean and oil cooking grate. Arrange brisket on cooler side of grill as far from heat source as possible. Cover (positioning lid vent over brisket for charcoal) and cook without opening for 3 hours.</text:p>
      <text:p text:style-name="P1"/>
      <text:p text:style-name="P1">5. Adjust oven rack to middle position and heat oven to 275 degrees. Remove brisket from grill and transfer to rimmed baking sheet. Cover sheet tightly with foil. Roast until fork slips easily in and out of meat and meat registers about 210 degrees, about 2 hours. Remove from oven, leave covered, and let rest for 1 hour. Remove foil, transfer brisket to carving board, and pour accumulated juices into fat separator.</text:p>
      <text:p text:style-name="P1"/>
      <text:p text:style-name="P1"><text:soft-page-break/><text:s text:c="4"/>6. FOR THE BARBECUE SAUCE: Combine ketchup, sugar, vinegar, Worcestershire, granulated garlic, cayenne, and 1/2 cup defatted brisket juices in medium saucepan. Bring to simmer over medium heat and cook until slightly thickened, about 5 minutes.</text:p>
      <text:p text:style-name="P1"/>
      <text:p text:style-name="P1"><text:s text:c="4"/>7. Cut brisket strips crosswise into 1- to 2-inch chunks. Combine brisket chunks and barbecue sauce in large bowl and toss to combine. Serv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0T01:01:55.934118673</meta:creation-date>
    <dc:date>2015-12-30T18:52:42.867946000</dc:date>
    <meta:editing-duration>PT2M29S</meta:editing-duration>
    <meta:editing-cycles>5</meta:editing-cycles>
    <meta:generator>LibreOffice/4.2.8.2$Linux_X86_64 LibreOffice_project/420m0$Build-2</meta:generator>
    <meta:document-statistic meta:table-count="0" meta:image-count="0" meta:object-count="0" meta:page-count="2" meta:paragraph-count="26" meta:word-count="509" meta:character-count="3038" meta:non-whitespace-character-count="2470"/>
  </office:meta>
</office:document-meta>
</file>